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24-12-1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23-12-12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22-12-18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19-12-13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18-12-09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17-12-12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16-12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0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0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9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9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9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9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8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8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8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6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6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6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6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6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6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6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101</text:p>
          </table:table-cell>
          <table:table-cell office:value-type="string" calcext:value-type="string">
            <text:p>195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